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number-columns-repeated="2" table:default-cell-style-name="ce5"/>
        <table:table-column table:style-name="co4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ESN NO</text:p>
          </table:table-cell>
          <table:table-cell table:style-name="ce1" office:value-type="string" calcext:value-type="string">
            <text:p>Notification No</text:p>
          </table:table-cell>
          <table:table-cell table:style-name="ce1" office:value-type="string" calcext:value-type="string">
            <text:p>ISP Code</text:p>
          </table:table-cell>
          <table:table-cell table:style-name="ce1" office:value-type="string" calcext:value-type="string">
            <text:p>ISP Fault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Received Date</text:p>
          </table:table-cell>
          <table:table-cell table:style-name="ce1" office:value-type="string" calcext:value-type="string">
            <text:p>Box No</text:p>
          </table:table-cell>
        </table:table-row>
        <table:table-row table:style-name="ro2">
          <table:table-cell office:value-type="float" office:value="844061726072" calcext:value-type="float">
            <text:p>844061726072</text:p>
          </table:table-cell>
          <table:table-cell office:value-type="float" office:value="1009384569" calcext:value-type="float">
            <text:p>10093845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1</text:p>
          </table:table-cell>
        </table:table-row>
        <table:table-row table:style-name="ro2">
          <table:table-cell office:value-type="float" office:value="134063508102" calcext:value-type="float">
            <text:p>134063508102</text:p>
          </table:table-cell>
          <table:table-cell office:value-type="float" office:value="1009380847" calcext:value-type="float">
            <text:p>1009380847</text:p>
          </table:table-cell>
          <table:table-cell office:value-type="string" calcext:value-type="string">
            <text:p>W3.018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2</text:p>
          </table:table-cell>
        </table:table-row>
        <table:table-row table:style-name="ro2">
          <table:table-cell office:value-type="float" office:value="134283042718" calcext:value-type="float">
            <text:p>134283042718</text:p>
          </table:table-cell>
          <table:table-cell office:value-type="float" office:value="1009383531" calcext:value-type="float">
            <text:p>1009383531</text:p>
          </table:table-cell>
          <table:table-cell office:value-type="string" calcext:value-type="string">
            <text:p>W3.209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3</text:p>
          </table:table-cell>
        </table:table-row>
        <table:table-row table:style-name="ro2">
          <table:table-cell office:value-type="float" office:value="134325368816" calcext:value-type="float">
            <text:p>134325368816</text:p>
          </table:table-cell>
          <table:table-cell office:value-type="float" office:value="1009383561" calcext:value-type="float">
            <text:p>1009383561</text:p>
          </table:table-cell>
          <table:table-cell office:value-type="string" calcext:value-type="string">
            <text:p>W3.221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4</text:p>
          </table:table-cell>
        </table:table-row>
        <table:table-row table:style-name="ro2">
          <table:table-cell office:value-type="float" office:value="134325378799" calcext:value-type="float">
            <text:p>134325378799</text:p>
          </table:table-cell>
          <table:table-cell office:value-type="float" office:value="1009386155" calcext:value-type="float">
            <text:p>1009386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21.06.2021</text:p>
          </table:table-cell>
          <table:table-cell office:value-type="string" calcext:value-type="string">
            <text:p>BOX5</text:p>
          </table:table-cell>
        </table:table-row>
        <table:table-row table:style-name="ro2">
          <table:table-cell office:value-type="float" office:value="134127008586" calcext:value-type="float">
            <text:p>134127008586</text:p>
          </table:table-cell>
          <table:table-cell office:value-type="float" office:value="1009362612" calcext:value-type="float">
            <text:p>10093626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1.06.2021</text:p>
          </table:table-cell>
          <table:table-cell office:value-type="string" calcext:value-type="string">
            <text:p>BOX6</text:p>
          </table:table-cell>
        </table:table-row>
        <table:table-row table:style-name="ro2">
          <table:table-cell office:value-type="float" office:value="134331054533" calcext:value-type="float">
            <text:p>134331054533</text:p>
          </table:table-cell>
          <table:table-cell office:value-type="float" office:value="1009367651" calcext:value-type="float">
            <text:p>10093676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2.06.2021</text:p>
          </table:table-cell>
          <table:table-cell office:value-type="string" calcext:value-type="string">
            <text:p>BOX7</text:p>
          </table:table-cell>
        </table:table-row>
        <table:table-row table:style-name="ro2">
          <table:table-cell office:value-type="float" office:value="134268306625" calcext:value-type="float">
            <text:p>134268306625</text:p>
          </table:table-cell>
          <table:table-cell office:value-type="float" office:value="1009361227" calcext:value-type="float">
            <text:p>1009361227</text:p>
          </table:table-cell>
          <table:table-cell office:value-type="string" calcext:value-type="string">
            <text:p>W3.212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1.06.2021</text:p>
          </table:table-cell>
          <table:table-cell office:value-type="string" calcext:value-type="string">
            <text:p>BOX8</text:p>
          </table:table-cell>
        </table:table-row>
        <table:table-row table:style-name="ro2">
          <table:table-cell office:value-type="float" office:value="134290000394" calcext:value-type="float">
            <text:p>134290000394</text:p>
          </table:table-cell>
          <table:table-cell office:value-type="float" office:value="1009072933" calcext:value-type="float">
            <text:p>10090729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04.03.2021</text:p>
          </table:table-cell>
          <table:table-cell office:value-type="string" calcext:value-type="string">
            <text:p>BOX9</text:p>
          </table:table-cell>
        </table:table-row>
        <table:table-row table:style-name="ro2">
          <table:table-cell office:value-type="float" office:value="134114055152" calcext:value-type="float">
            <text:p>134114055152</text:p>
          </table:table-cell>
          <table:table-cell office:value-type="float" office:value="1009371043" calcext:value-type="float">
            <text:p>1009371043</text:p>
          </table:table-cell>
          <table:table-cell office:value-type="string" calcext:value-type="string">
            <text:p>W3.030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2.06.2021</text:p>
          </table:table-cell>
          <table:table-cell office:value-type="string" calcext:value-type="string">
            <text:p>BOX10</text:p>
          </table:table-cell>
        </table:table-row>
        <calcext:conditional-formats>
          <calcext:conditional-format calcext:target-range-address="Sheet1.A2:Sheet1.A11">
            <calcext:condition calcext:apply-style-name="ConditionalStyle_13" calcext:value="duplicate" calcext:base-cell-address="Sheet1.A2"/>
            <calcext:condition calcext:apply-style-name="ConditionalStyle_12" calcext:value="duplicate" calcext:base-cell-address="Sheet1.A2"/>
          </calcext:conditional-format>
          <calcext:conditional-format calcext:target-range-address="Sheet1.A2:Sheet1.A11">
            <calcext:condition calcext:apply-style-name="ConditionalStyle_11" calcext:value="duplicate" calcext:base-cell-address="Sheet1.A2"/>
            <calcext:condition calcext:apply-style-name="ConditionalStyle_10" calcext:value="duplicate" calcext:base-cell-address="Sheet1.A2"/>
          </calcext:conditional-format>
          <calcext:conditional-format calcext:target-range-address="Sheet1.A2:Sheet1.A11">
            <calcext:condition calcext:apply-style-name="ConditionalStyle_9" calcext:value="duplicate" calcext:base-cell-address="Sheet1.A2"/>
            <calcext:condition calcext:apply-style-name="ConditionalStyle_8" calcext:value="duplicate" calcext:base-cell-address="Sheet1.A2"/>
          </calcext:conditional-format>
          <calcext:conditional-format calcext:target-range-address="Sheet1.A2:Sheet1.A11">
            <calcext:condition calcext:apply-style-name="ConditionalStyle_7" calcext:value="duplicate" calcext:base-cell-address="Sheet1.A2"/>
            <calcext:condition calcext:apply-style-name="ConditionalStyle_6" calcext:value="duplicate" calcext:base-cell-address="Sheet1.A2"/>
          </calcext:conditional-format>
          <calcext:conditional-format calcext:target-range-address="Sheet1.A2:Sheet1.A11">
            <calcext:condition calcext:apply-style-name="ConditionalStyle_5" calcext:value="duplicate" calcext:base-cell-address="Sheet1.A2"/>
            <calcext:condition calcext:apply-style-name="ConditionalStyle_4" calcext:value="duplicate" calcext:base-cell-address="Sheet1.A2"/>
          </calcext:conditional-format>
          <calcext:conditional-format calcext:target-range-address="Sheet1.A2:Sheet1.A11">
            <calcext:condition calcext:apply-style-name="ConditionalStyle_3" calcext:value="duplicate" calcext:base-cell-address="Sheet1.A2"/>
            <calcext:condition calcext:apply-style-name="ConditionalStyle_2" calcext:value="duplicate" calcext:base-cell-address="Sheet1.A2"/>
          </calcext:conditional-format>
          <calcext:conditional-format calcext:target-range-address="Sheet1.B2:Sheet1.B11">
            <calcext:condition calcext:apply-style-name="ConditionalStyle_1" calcext:value="duplicate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3" style:display-name="ConditionalStyle_13" style:family="table-cell" style:parent-style-name="Default">
      <style:table-cell-properties fo:background-color="#7030a0"/>
    </style:style>
    <style:style style:name="ConditionalStyle_5f_12" style:display-name="ConditionalStyle_12" style:family="table-cell" style:parent-style-name="Default">
      <style:table-cell-properties fo:background-color="#ff0000"/>
    </style:style>
    <style:style style:name="ConditionalStyle_5f_11" style:display-name="ConditionalStyle_11" style:family="table-cell" style:parent-style-name="Default">
      <style:table-cell-properties fo:background-color="#7030a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7030a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7030a0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7030a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7:36:32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11-22T17:42:06.539000000</dc:date>
    <meta:editing-duration>PT5M29S</meta:editing-duration>
    <meta:editing-cycles>7</meta:editing-cycles>
    <meta:document-statistic meta:table-count="1" meta:cell-count="77" meta:object-count="0"/>
  </office:meta>
</office:document-meta>
</file>